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9-29_06-02-48_000.jpg</text:p>
          </table:table-cell>
          <table:table-cell office:value-type="string">
            <text:p>:PHOTO 面白いもの / @第４公園 / 記録用 / 木立　遠景、近景　パースペクティブ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9-29_06-02-44_000.jpg</text:p>
          </table:table-cell>
          <table:table-cell office:value-type="string">
            <text:p>:PHOTO 面白いもの / @第４公園 / 記録用 / 木立　遠景、近景　パースペクティブ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9-29_06-02-42_000.jpg</text:p>
          </table:table-cell>
          <table:table-cell office:value-type="string">
            <text:p>:PHOTO 面白いもの / @第４公園 / 記録用 / 木立　遠景、近景　パースペクティブ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9-29_06-02-40_000.jpg</text:p>
          </table:table-cell>
          <table:table-cell office:value-type="string">
            <text:p>:PHOTO 面白いもの / @第４公園 / 記録用 / 木立　遠景、近景　パースペクティブ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9-28_19-55-56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9-28_18-08-54_000.jpg</text:p>
          </table:table-cell>
          <table:table-cell office:value-type="string">
            <text:p>:m 1*1 RES / 245 202*12#2 / 『相対論的量子論』　中西襄 / p.157 作用積分　ラグランジアン L(q→(t),q→・(t),t) 一般化座標　ラグランジアン密度　相互作用項　自由場の量子論　S行列　|&lt;φ_e|S|φ_s&gt;|^2 Σ~i|&lt;φ_e_i|S|φ_s&gt;|^2=1 ユニタリ性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9-28_15-27-30_000.jpg</text:p>
          </table:table-cell>
          <table:table-cell office:value-type="string">
            <text:p>:m 3*3 RES / 245 159*44#2 / 『やさしい位相幾何学の話』 / p^-1(U)=Ux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9-28_15-27-00_000.jpg</text:p>
          </table:table-cell>
          <table:table-cell office:value-type="string">
            <text:p>:m 1-2*3 RES / 245 159*44#2 / 『やさしい位相幾何学の話』 / p.175 LEMMA.18 f_i|(F_i∩F_j)=f_j(F_i∩F_j) exm.19 PROPO.2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9-28_14-15-14_000.jpg</text:p>
          </table:table-cell>
          <table:table-cell office:value-type="string">
            <text:p>:bookmemo / ページメモ / 『自力整体法』 矢上裕（ゆう） / 体操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9-28_14-15-05_000.jpg</text:p>
          </table:table-cell>
          <table:table-cell office:value-type="string">
            <text:p>:bookmemo / ページメモ / 『自力整体法』 矢上裕（ゆう） / 体操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9-28_14-14-59_000.jpg</text:p>
          </table:table-cell>
          <table:table-cell office:value-type="string">
            <text:p>:bookmemo / ページメモ / 『自力整体法』 矢上裕（ゆう） / 体操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9-28_14-13-45_000.jpg</text:p>
          </table:table-cell>
          <table:table-cell office:value-type="string">
            <text:p>:bookmemo / ページメモ / 『自力整体法』 矢上裕（ゆう） / 体操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9-28_14-05-30_000.jpg</text:p>
          </table:table-cell>
          <table:table-cell office:value-type="string">
            <text:p>:bookmemo / ページメモ / 『自力整体法』 矢上裕（ゆう） / 体操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9-28_14-05-23_000.jpg</text:p>
          </table:table-cell>
          <table:table-cell office:value-type="string">
            <text:p>:bookmemo / ページメモ / 『自力整体法』 矢上裕（ゆう） / 体操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9-28_14-05-01_000.jpg</text:p>
          </table:table-cell>
          <table:table-cell office:value-type="string">
            <text:p>:bookmemo / ページメモ / 『自力整体法』 矢上裕（ゆう） / 体操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9-28_13-57-38_000.jpg</text:p>
          </table:table-cell>
          <table:table-cell office:value-type="string">
            <text:p>:m 3-4*4 RES / 245 202*12#1 / 『相対論的量子論』　中西襄 / p.147 量子化されたスカラー場　真空　フォック空間　エルミート共役　ノルム　確率解釈　規格化　p(αn)≡|&lt;αn|α&gt;|^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9-28_13-56-52_000.jpg</text:p>
          </table:table-cell>
          <table:table-cell office:value-type="string">
            <text:p>:m 1-2*4 RES / 245 202*12#1 / 『相対論的量子論』　中西襄 / p.140 フェルミ粒子　CC†　光速、１ｍ進むのに必要な時間　反交換子　{c,c†}=1　クライン・ゴルドン方程式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9-28_09-38-40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9-28_09-13-34_000.jpg</text:p>
          </table:table-cell>
          <table:table-cell office:value-type="string">
            <text:p>:m 5-8*8 RES / 245 159*44#1 / 『やさしい位相幾何学の話』 / p.174 連続写像　DEF+ PROPO.17 合成写像 PROOF+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9-28_09-12-59_000.jpg</text:p>
          </table:table-cell>
          <table:table-cell office:value-type="string">
            <text:p>:m 1-4*8 RES / 245 159*44#1 / 『やさしい位相幾何学の話』 / p.174 PROPO.14 PROPO.15 直積空間　DEF+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9-28_07-24-27_000.jpg</text:p>
          </table:table-cell>
          <table:table-cell office:value-type="string">
            <text:p>:bookmemo / 読んだ本 / 『日本人の９９％が知らない戦後洗脳史』 苫米地英人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2017/09/29</text:date>, <text:time>07:53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9-29T07:53:25.05</dc:date>
    <dc:creator>iwabuchi ken</dc:creator>
    <meta:editing-duration>PT1H17M40S</meta:editing-duration>
    <meta:editing-cycles>11</meta:editing-cycles>
    <meta:document-statistic meta:table-count="1" meta:cell-count="66" meta:object-count="0"/>
  </office:meta>
</office:document-meta>
</file>